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b15" officeooo:paragraph-rsid="00166b15"/>
    </style:style>
    <style:style style:name="P2" style:family="paragraph" style:parent-style-name="Standard">
      <style:text-properties officeooo:rsid="0017a0bd" officeooo:paragraph-rsid="0017a0bd"/>
    </style:style>
    <style:style style:name="P3" style:family="paragraph" style:parent-style-name="Standard">
      <style:text-properties officeooo:rsid="0017a0bd" officeooo:paragraph-rsid="0018e473"/>
    </style:style>
    <style:style style:name="P4" style:family="paragraph" style:parent-style-name="Standard">
      <style:text-properties officeooo:rsid="0017a0bd" officeooo:paragraph-rsid="001c3c29"/>
    </style:style>
    <style:style style:name="P5" style:family="paragraph" style:parent-style-name="Standard">
      <style:text-properties officeooo:rsid="0018e473" officeooo:paragraph-rsid="0018e473"/>
    </style:style>
    <style:style style:name="P6" style:family="paragraph" style:parent-style-name="Standard">
      <style:text-properties officeooo:rsid="0019a4f0" officeooo:paragraph-rsid="0019a4f0"/>
    </style:style>
    <style:style style:name="P7" style:family="paragraph" style:parent-style-name="Standard">
      <style:text-properties officeooo:rsid="001ab738" officeooo:paragraph-rsid="001ab738"/>
    </style:style>
    <style:style style:name="P8" style:family="paragraph" style:parent-style-name="Standard">
      <style:text-properties officeooo:rsid="001f3560" officeooo:paragraph-rsid="001c3c29"/>
    </style:style>
    <style:style style:name="P9" style:family="paragraph" style:parent-style-name="Standard">
      <style:text-properties officeooo:rsid="001c3c29" officeooo:paragraph-rsid="001c3c29"/>
    </style:style>
    <style:style style:name="P10" style:family="paragraph" style:parent-style-name="Standard">
      <style:text-properties officeooo:rsid="001de8d8" officeooo:paragraph-rsid="001de8d8"/>
    </style:style>
    <style:style style:name="P11" style:family="paragraph" style:parent-style-name="Standard">
      <style:text-properties fo:color="#c9211e" fo:font-style="italic" fo:font-weight="bold" officeooo:rsid="001de8d8" officeooo:paragraph-rsid="001de8d8" fo:background-color="#ffff00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fffaf0" officeooo:rsid="001de8d8" officeooo:paragraph-rsid="001de8d8" fo:background-color="#000000"/>
    </style:style>
    <style:style style:name="P13" style:family="paragraph" style:parent-style-name="Standard">
      <style:text-properties officeooo:rsid="001ebe1c" officeooo:paragraph-rsid="001ebe1c"/>
    </style:style>
    <style:style style:name="P14" style:family="paragraph" style:parent-style-name="Standard">
      <style:text-properties fo:color="#dc143c" style:text-underline-style="none" officeooo:rsid="001ebe1c" officeooo:paragraph-rsid="001ebe1c" fo:background-color="#b0c4de"/>
    </style:style>
    <style:style style:name="P15" style:family="paragraph" style:parent-style-name="Standard">
      <style:text-properties fo:color="#00ff00" style:text-underline-style="solid" style:text-underline-width="auto" style:text-underline-color="font-color" fo:font-weight="bold" officeooo:rsid="00166b15" officeooo:paragraph-rsid="00166b15" fo:background-color="#00008b" style:font-weight-asian="bold" style:font-weight-complex="bold"/>
    </style:style>
    <style:style style:name="P16" style:family="paragraph" style:parent-style-name="Standard">
      <style:text-properties fo:color="#00ff00" style:text-underline-style="solid" style:text-underline-width="auto" style:text-underline-color="font-color" fo:font-weight="bold" officeooo:rsid="001ebe1c" officeooo:paragraph-rsid="001ebe1c" fo:background-color="#00008b" style:font-weight-asian="bold" style:font-weight-complex="bold"/>
    </style:style>
    <style:style style:name="P17" style:family="paragraph" style:parent-style-name="Standard">
      <style:text-properties officeooo:rsid="0020968c" officeooo:paragraph-rsid="0020968c"/>
    </style:style>
    <style:style style:name="P18" style:family="paragraph" style:parent-style-name="Standard">
      <style:text-properties officeooo:rsid="0020968c" officeooo:paragraph-rsid="0020a06e"/>
    </style:style>
    <style:style style:name="P19" style:family="paragraph" style:parent-style-name="Standard">
      <style:text-properties officeooo:rsid="0020a06e" officeooo:paragraph-rsid="0020a06e"/>
    </style:style>
    <style:style style:name="P20" style:family="paragraph" style:parent-style-name="Standard">
      <style:text-properties officeooo:rsid="00223819" officeooo:paragraph-rsid="00223819"/>
    </style:style>
    <style:style style:name="T1" style:family="text">
      <style:text-properties officeooo:rsid="0017a0bd"/>
    </style:style>
    <style:style style:name="T2" style:family="text">
      <style:text-properties fo:font-weight="bold" officeooo:rsid="0018e473" style:font-weight-asian="bold" style:font-weight-complex="bold"/>
    </style:style>
    <style:style style:name="T3" style:family="text">
      <style:text-properties officeooo:rsid="001ab738"/>
    </style:style>
    <style:style style:name="T4" style:family="text">
      <style:text-properties officeooo:rsid="001c3c29"/>
    </style:style>
    <style:style style:name="T5" style:family="text">
      <style:text-properties fo:color="#c9211e" fo:font-weight="bold" fo:background-color="#ffff00" loext:char-shading-value="0" style:font-weight-asian="bold" style:font-weight-complex="bold"/>
    </style:style>
    <style:style style:name="T6" style:family="text">
      <style:text-properties fo:color="#c9211e" fo:background-color="#ffff00" loext:char-shading-value="0"/>
    </style:style>
    <style:style style:name="T7" style:family="text">
      <style:text-properties officeooo:rsid="001ebe1c"/>
    </style:style>
    <style:style style:name="T8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ffffff" style:font-name="Roboto" fo:font-size="10.5pt" fo:letter-spacing="normal" fo:font-style="normal" fo:font-weight="normal" fo:background-color="#181818" loext:char-shading-value="0" loext:padding="0in" loext:border="none"/>
    </style:style>
    <style:style style:name="T10" style:family="text">
      <style:text-properties fo:font-variant="normal" fo:text-transform="none" fo:color="#ffffff" fo:letter-spacing="normal" fo:background-color="#181818" loext:char-shading-value="0" loext:padding="0in" loext:border="none"/>
    </style:style>
    <style:style style:name="T11" style:family="text">
      <style:text-properties officeooo:rsid="0020968c"/>
    </style:style>
    <style:style style:name="T12" style:family="text">
      <style:text-properties fo:background-color="#00008b" loext:char-shading-value="0"/>
    </style:style>
    <style:style style:name="T13" style:family="text">
      <style:text-properties officeooo:rsid="0020968c" fo:background-color="#000000" loext:char-shading-value="0"/>
    </style:style>
    <style:style style:name="T14" style:family="text">
      <style:text-properties officeooo:rsid="0020968c" fo:background-color="#ffffff" loext:char-shading-value="0"/>
    </style:style>
    <style:style style:name="T15" style:family="text">
      <style:text-properties officeooo:rsid="0020a06e"/>
    </style:style>
    <style:style style:name="T16" style:family="text">
      <style:text-properties fo:color="#00ff00" style:text-position="0% 100%" fo:background-color="#800000" loext:char-shading-value="0"/>
    </style:style>
    <style:style style:name="T17" style:family="text">
      <style:text-properties fo:background-color="#800000" loext:char-shading-value="0"/>
    </style:style>
    <style:style style:name="T18" style:family="text">
      <style:text-properties fo:background-color="#800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04 :</text:p>
      <text:p text:style-name="P1"/>
      <text:p text:style-name="P1"/>
      <text:p text:style-name="P1"><text:a xlink:type="simple" xlink:href="https://www.youtube.com/watch?v=vX3krP6JmOY&amp;list=PLIhvC56v63IJIujb5cyE13oLuyORZpdkL&amp;index=5&amp;t=0s" text:style-name="Internet_20_link" text:visited-style-name="Visited_20_Internet_20_Link"><text:span text:style-name="T8"><text:line-break/>0:00</text:span></text:a><text:span text:style-name="T10"> ⏩ </text:span><text:span text:style-name="T9">Intro </text:span><text:a xlink:type="simple" xlink:href="https://www.youtube.com/watch?v=vX3krP6JmOY&amp;list=PLIhvC56v63IJIujb5cyE13oLuyORZpdkL&amp;index=5&amp;t=114s" text:style-name="Internet_20_link" text:visited-style-name="Visited_20_Internet_20_Link"><text:span text:style-name="T8">1:54</text:span></text:a><text:span text:style-name="T10"> ⏩ </text:span><text:span text:style-name="T9">Coffee and PWNBOX </text:span><text:a xlink:type="simple" xlink:href="https://www.youtube.com/watch?v=vX3krP6JmOY&amp;list=PLIhvC56v63IJIujb5cyE13oLuyORZpdkL&amp;index=5&amp;t=143s" text:style-name="Internet_20_link" text:visited-style-name="Visited_20_Internet_20_Link"><text:span text:style-name="T8">2:23</text:span></text:a><text:span text:style-name="T10"> ⏩ </text:span><text:span text:style-name="T9">what's a Linux Package? </text:span><text:a xlink:type="simple" xlink:href="https://www.youtube.com/watch?v=vX3krP6JmOY&amp;list=PLIhvC56v63IJIujb5cyE13oLuyORZpdkL&amp;index=5&amp;t=161s" text:style-name="Internet_20_link" text:visited-style-name="Visited_20_Internet_20_Link"><text:span text:style-name="T8">2:41</text:span></text:a><text:span text:style-name="T10"> ⏩ </text:span><text:span text:style-name="T9">Linux Package Managers </text:span><text:a xlink:type="simple" xlink:href="https://www.youtube.com/watch?v=vX3krP6JmOY&amp;list=PLIhvC56v63IJIujb5cyE13oLuyORZpdkL&amp;index=5&amp;t=196s" text:style-name="Internet_20_link" text:visited-style-name="Visited_20_Internet_20_Link"><text:span text:style-name="T8">3:16</text:span></text:a><text:span text:style-name="T10"> ⏩ </text:span><text:span text:style-name="T9">dpkg (installing .deb packages) (Package Manager) </text:span><text:a xlink:type="simple" xlink:href="https://www.youtube.com/watch?v=vX3krP6JmOY&amp;list=PLIhvC56v63IJIujb5cyE13oLuyORZpdkL&amp;index=5&amp;t=339s" text:style-name="Internet_20_link" text:visited-style-name="Visited_20_Internet_20_Link"><text:span text:style-name="T8">5:39</text:span></text:a><text:span text:style-name="T10"> ⏩ </text:span><text:span text:style-name="T9">why dpkg is DUMB!! </text:span><text:a xlink:type="simple" xlink:href="https://www.youtube.com/watch?v=vX3krP6JmOY&amp;list=PLIhvC56v63IJIujb5cyE13oLuyORZpdkL&amp;index=5&amp;t=382s" text:style-name="Internet_20_link" text:visited-style-name="Visited_20_Internet_20_Link"><text:span text:style-name="T8">6:22</text:span></text:a><text:span text:style-name="T10"> ⏩ </text:span><text:span text:style-name="T9">APT (Advanced Package Tool) (Package Manager) </text:span><text:a xlink:type="simple" xlink:href="https://www.youtube.com/watch?v=vX3krP6JmOY&amp;list=PLIhvC56v63IJIujb5cyE13oLuyORZpdkL&amp;index=5&amp;t=406s" text:style-name="Internet_20_link" text:visited-style-name="Visited_20_Internet_20_Link"><text:span text:style-name="T8">6:46</text:span></text:a><text:span text:style-name="T10"> ⏩ </text:span><text:span text:style-name="T9">installing packages with APT </text:span><text:a xlink:type="simple" xlink:href="https://www.youtube.com/watch?v=vX3krP6JmOY&amp;list=PLIhvC56v63IJIujb5cyE13oLuyORZpdkL&amp;index=5&amp;t=539s" text:style-name="Internet_20_link" text:visited-style-name="Visited_20_Internet_20_Link"><text:span text:style-name="T8">8:59</text:span></text:a><text:span text:style-name="T10"> ⏩ </text:span><text:span text:style-name="T9">repositories (what is THAT??) </text:span><text:a xlink:type="simple" xlink:href="https://www.youtube.com/watch?v=vX3krP6JmOY&amp;list=PLIhvC56v63IJIujb5cyE13oLuyORZpdkL&amp;index=5&amp;t=563s" text:style-name="Internet_20_link" text:visited-style-name="Visited_20_Internet_20_Link"><text:span text:style-name="T8">9:23</text:span></text:a><text:span text:style-name="T10"> ⏩ </text:span><text:span text:style-name="T9">apt update </text:span><text:a xlink:type="simple" xlink:href="https://www.youtube.com/watch?v=vX3krP6JmOY&amp;list=PLIhvC56v63IJIujb5cyE13oLuyORZpdkL&amp;index=5&amp;t=593s" text:style-name="Internet_20_link" text:visited-style-name="Visited_20_Internet_20_Link"><text:span text:style-name="T8">9:53</text:span></text:a><text:span text:style-name="T10"> ⏩ </text:span><text:span text:style-name="T9">looking at the sources list </text:span><text:a xlink:type="simple" xlink:href="https://www.youtube.com/watch?v=vX3krP6JmOY&amp;list=PLIhvC56v63IJIujb5cyE13oLuyORZpdkL&amp;index=5&amp;t=703s" text:style-name="Internet_20_link" text:visited-style-name="Visited_20_Internet_20_Link"><text:span text:style-name="T8">11:43</text:span></text:a><text:span text:style-name="T10"> ⏩ </text:span><text:span text:style-name="T9">what packages are installed? </text:span><text:a xlink:type="simple" xlink:href="https://www.youtube.com/watch?v=vX3krP6JmOY&amp;list=PLIhvC56v63IJIujb5cyE13oLuyORZpdkL&amp;index=5&amp;t=767s" text:style-name="Internet_20_link" text:visited-style-name="Visited_20_Internet_20_Link"><text:span text:style-name="T8">12:47</text:span></text:a><text:span text:style-name="T10"> ⏩ </text:span><text:span text:style-name="T9">UNINSTALL Linux Packages (remove) </text:span><text:a xlink:type="simple" xlink:href="https://www.youtube.com/watch?v=vX3krP6JmOY&amp;list=PLIhvC56v63IJIujb5cyE13oLuyORZpdkL&amp;index=5&amp;t=830s" text:style-name="Internet_20_link" text:visited-style-name="Visited_20_Internet_20_Link"><text:span text:style-name="T8">13:50</text:span></text:a><text:span text:style-name="T10"> ⏩ </text:span><text:span text:style-name="T9">updating your Linux system </text:span><text:a xlink:type="simple" xlink:href="https://www.youtube.com/watch?v=vX3krP6JmOY&amp;list=PLIhvC56v63IJIujb5cyE13oLuyORZpdkL&amp;index=5&amp;t=868s" text:style-name="Internet_20_link" text:visited-style-name="Visited_20_Internet_20_Link"><text:span text:style-name="T8">14:28</text:span></text:a><text:span text:style-name="T10"> ⏩ </text:span><text:span text:style-name="T9">upgrade VS full-upgrade </text:span><text:a xlink:type="simple" xlink:href="https://www.youtube.com/watch?v=vX3krP6JmOY&amp;list=PLIhvC56v63IJIujb5cyE13oLuyORZpdkL&amp;index=5&amp;t=909s" text:style-name="Internet_20_link" text:visited-style-name="Visited_20_Internet_20_Link"><text:span text:style-name="T8">15:09</text:span></text:a><text:span text:style-name="T10"> ⏩ </text:span><text:span text:style-name="T9">aptitude (Package Manager) </text:span><text:a xlink:type="simple" xlink:href="https://www.youtube.com/watch?v=vX3krP6JmOY&amp;list=PLIhvC56v63IJIujb5cyE13oLuyORZpdkL&amp;index=5&amp;t=947s" text:style-name="Internet_20_link" text:visited-style-name="Visited_20_Internet_20_Link"><text:span text:style-name="T8">15:47</text:span></text:a><text:span text:style-name="T10"> ⏩ </text:span><text:span text:style-name="T9">SNAP! (snapd) (Package Manager) </text:span><text:a xlink:type="simple" xlink:href="https://www.youtube.com/watch?v=vX3krP6JmOY&amp;list=PLIhvC56v63IJIujb5cyE13oLuyORZpdkL&amp;index=5&amp;t=1058s" text:style-name="Internet_20_link" text:visited-style-name="Visited_20_Internet_20_Link"><text:span text:style-name="T8">17:38</text:span></text:a><text:span text:style-name="T10"> ⏩ </text:span><text:span text:style-name="T9">PIP and GEM (Python and Ruby) </text:span><text:a xlink:type="simple" xlink:href="https://www.youtube.com/watch?v=vX3krP6JmOY&amp;list=PLIhvC56v63IJIujb5cyE13oLuyORZpdkL&amp;index=5&amp;t=1119s" text:style-name="Internet_20_link" text:visited-style-name="Visited_20_Internet_20_Link"><text:span text:style-name="T8">18:39</text:span></text:a><text:span text:style-name="T10"> ⏩ </text:span><text:span text:style-name="T9">GIT (install custom Hacking tools) </text:span><text:a xlink:type="simple" xlink:href="https://www.youtube.com/watch?v=vX3krP6JmOY&amp;list=PLIhvC56v63IJIujb5cyE13oLuyORZpdkL&amp;index=5&amp;t=1186s" text:style-name="Internet_20_link" text:visited-style-name="Visited_20_Internet_20_Link"><text:span text:style-name="T8">19:46</text:span></text:a><text:span text:style-name="T10"> ⏩ </text:span><text:span text:style-name="T9">git clone </text:span><text:a xlink:type="simple" xlink:href="https://www.youtube.com/watch?v=vX3krP6JmOY&amp;list=PLIhvC56v63IJIujb5cyE13oLuyORZpdkL&amp;index=5&amp;t=1252s" text:style-name="Internet_20_link" text:visited-style-name="Visited_20_Internet_20_Link"><text:span text:style-name="T8">20:52</text:span></text:a><text:span text:style-name="T10"> ⏩ </text:span><text:span text:style-name="T9">pip3 install -r requirements.txt </text:span><text:a xlink:type="simple" xlink:href="https://www.youtube.com/watch?v=vX3krP6JmOY&amp;list=PLIhvC56v63IJIujb5cyE13oLuyORZpdkL&amp;index=5&amp;t=1363s" text:style-name="Internet_20_link" text:visited-style-name="Visited_20_Internet_20_Link"><text:span text:style-name="T8">22:43</text:span></text:a><text:span text:style-name="T10"> ⏩ </text:span><text:span text:style-name="T9">REVIEW</text:span></text:p>
      <text:p text:style-name="P1"/>
      <text:p text:style-name="P1">apt <text:s/>: High level package Manager</text:p>
      <text:p text:style-name="P1">dpkg : It is low level compared to apt </text:p>
      <text:p text:style-name="P1"/>
      <text:p text:style-name="P15"/>
      <text:p text:style-name="P16">Note :</text:p>
      <text:p text:style-name="P14">apt and dpkg are package manager for linux , other famous are aptitude and snap </text:p>
      <text:p text:style-name="P14">while package manager for python is pip </text:p>
      <text:p text:style-name="P14">while ruby is also programming language , where it’s package manger is ruby­-gems typically called gem</text:p>
      <text:p text:style-name="P1"/>
      <text:p text:style-name="P1"/>
      <text:p text:style-name="P1">apt direct install from terminal</text:p>
      <text:p text:style-name="P1">dpkg needs to be downloaded first and then sudo dpkg install “<text:span text:style-name="T1">file name .dev</text:span>”</text:p>
      <text:p text:style-name="P1"/>
      <text:p text:style-name="P1"/>
      <text:p text:style-name="P1">Apt works on repository search in server , where there are many software In that server.</text:p>
      <text:p text:style-name="P1">So, it’s directly downloaded <text:span text:style-name="T1">sudo apt install “file name”</text:span></text:p>
      <text:p text:style-name="P1"><text:s/></text:p>
      <text:p text:style-name="P1">dpkg works on the basis of .deb file installing process , And for this we have to <text:span text:style-name="T1">download file form </text:span></text:p>
      <text:p text:style-name="P2">site and save it in .deb form then locating it;s location </text:p>
      <text:p text:style-name="P2">sudo dpkg install “file name.dev”</text:p>
      <text:p text:style-name="P1"/>
      <text:p text:style-name="P1"/>
      <text:p text:style-name="P1"/>
      <text:p text:style-name="P2">apt</text:p>
      <text:p text:style-name="P2"/>
      <text:p text:style-name="P2">kali_37@kali-37:~$ sudo apt edit-sources <text:s/># to look for form which site do apt install the documents and files for us</text:p>
      <text:p text:style-name="P2">[sudo] password for kali_37: </text:p>
      <text:p text:style-name="P2"/>
      <text:p text:style-name="P2">Select an editor. <text:s/>To change later, run 'select-editor'.</text:p>
      <text:p text:style-name="P2"><text:s text:c="2"/>1. /bin/nano <text:s text:c="7"/>&lt;---- easiest</text:p>
      <text:p text:style-name="P2"><text:s text:c="2"/>2. /usr/bin/vim.tiny</text:p>
      <text:p text:style-name="P2"><text:s text:c="2"/>3. /bin/ed</text:p>
      <text:p text:style-name="P2">selecting 1 as easiest I.e nano</text:p>
      <text:p text:style-name="P2"><text:soft-page-break/></text:p>
      <text:p text:style-name="P2">displays many of them </text:p>
      <text:p text:style-name="P2"/>
      <text:p text:style-name="P2"><text:a xlink:type="simple" xlink:href="http://np.archive.ubuntu.com/ubuntu/" text:style-name="Internet_20_link" text:visited-style-name="Visited_20_Internet_20_Link">http://np.archive.ubuntu.com/ubuntu/</text:a> <text:s text:c="2"/>for eg I found 1 here , when we say apt install “file name”</text:p>
      <text:p text:style-name="P2"/>
      <text:p text:style-name="P2">it will search the particualr file here and install for us from here.</text:p>
      <text:p text:style-name="P2"/>
      <text:p text:style-name="P2"/>
      <text:p text:style-name="P5">TO SEE where our nmap is located that was downloaded form apt :</text:p>
      <text:p text:style-name="P2"/>
      <text:p text:style-name="P2">kali_37@kali-37:~$ apt list --installed | grep ^nmap</text:p>
      <text:p text:style-name="P3"><text:s/><text:tab/><text:tab/><text:tab/>apt list --installed <text:span text:style-name="T2"># for display of all installed files form apt</text:span></text:p>
      <text:p text:style-name="P2"/>
      <text:p text:style-name="P2"/>
      <text:p text:style-name="P2">WARNING: apt does not have a stable CLI interface. Use with caution in scripts.</text:p>
      <text:p text:style-name="P2"/>
      <text:p text:style-name="P2">nmap-common/focal,focal,now 7.80+dfsg1-2build1 all [installed,automatic]</text:p>
      <text:p text:style-name="P2">nmap/focal,now 7.80+dfsg1-2build1 amd64 [installed]</text:p>
      <text:p text:style-name="P2">kali_37@kali-37:~$ </text:p>
      <text:p text:style-name="P2"/>
      <text:p text:style-name="P6">Search bunch of packages with version , the package we are going to install are :</text:p>
      <text:p text:style-name="P6"/>
      <text:p text:style-name="P6"/>
      <text:p text:style-name="P6">kali_37@kali-37:~$ sudo apt search ‘ <text:span text:style-name="T3">package to search’</text:span></text:p>
      <text:p text:style-name="P6"/>
      <text:p text:style-name="P7">I have nmap installed but what is the version and all about nmap I have installed can be seen by:</text:p>
      <text:p text:style-name="P7">&gt;&gt;</text:p>
      <text:p text:style-name="P7">kali_37@kali-37:~$ sudo apt show nmap</text:p>
      <text:p text:style-name="P7">Package: nmap</text:p>
      <text:p text:style-name="P7">Version: 7.80+dfsg1-2build1</text:p>
      <text:p text:style-name="P7">Priority: extra</text:p>
      <text:p text:style-name="P7">Section: universe/net</text:p>
      <text:p text:style-name="P7">Origin: Ubuntu</text:p>
      <text:p text:style-name="P7">&lt;&lt;</text:p>
      <text:p text:style-name="P7"/>
      <text:p text:style-name="P8">Sudo apt remove nmap <text:s text:c="16"/># removes nmap from the linux but , it’s data and other are left for if <text:tab/><text:tab/><text:tab/><text:tab/><text:tab/> <text:s text:c="6"/>again installed .</text:p>
      <text:p text:style-name="P8"/>
      <text:p text:style-name="P8">Sudo apt purge n<text:span text:style-name="T4">map <text:s text:c="18"/># Now, it removes everything from the installed packages of nmap</text:span></text:p>
      <text:p text:style-name="P8"/>
      <text:p text:style-name="P9">sudo apt purge nmap-data <text:s text:c="11"/># sometimes data file might be seprate so looking for it to be <text:tab/><text:tab/><text:tab/><text:tab/><text:tab/> <text:tab/> <text:s text:c="4"/>completely deleted</text:p>
      <text:p text:style-name="P9"/>
      <text:p text:style-name="P9"/>
      <text:p text:style-name="P4">apt list --installed | grep ^nmap <text:s text:c="3"/><text:span text:style-name="T4"># <text:s/>it shows installed files of pakage nmap but as we have deleted <text:tab/><text:tab/><text:tab/><text:tab/><text:tab/> <text:tab/>everything as above code written .</text:span></text:p>
      <text:p text:style-name="P4"/>
      <text:p text:style-name="P9">Sudo apt update<text:span text:style-name="T5"> &amp;&amp; </text:span>sudo apt upgrade <text:s text:c="3"/># <text:s/>here intersting command <text:span text:style-name="T6">&amp;&amp; </text:span>gives us to write two <text:tab/><text:tab/><text:tab/><text:tab/><text:tab/><text:tab/><text:tab/><text:tab/>commands in same line . </text:p>
      <text:p text:style-name="P9"><text:soft-page-break/><text:tab/><text:tab/><text:tab/><text:tab/> <text:s text:c="18"/># <text:tab/>here update lists the package that can be upgraded </text:p>
      <text:p text:style-name="P9"><text:tab/><text:tab/><text:tab/><text:tab/><text:tab/> <text:s text:c="6"/># and at the same time upgrade helps to upgrade the packages <text:tab/><text:tab/><text:tab/><text:tab/><text:tab/><text:tab/>that is listed by update to upgraded<text:tab/></text:p>
      <text:p text:style-name="P9">sudo apt full-upgrade <text:s text:c="25"/># it helps to upgrade the package un-installing the previous ones.</text:p>
      <text:p text:style-name="P9"/>
      <text:p text:style-name="P9"/>
      <text:p text:style-name="P9"/>
      <text:p text:style-name="P10">Sudo dpkg -l <text:s text:c="42"/># <text:s/>it helps to list the packages of dpkg ‘ed installed files </text:p>
      <text:p text:style-name="P10"/>
      <text:p text:style-name="P10">sudo dpkg list –installed | grep <text:s/>^nmap <text:s text:c="2"/># it shows for nmap like as apt does </text:p>
      <text:p text:style-name="P10"/>
      <text:p text:style-name="P12"># dami</text:p>
      <text:p text:style-name="P11">sudo aptitude <text:s text:c="45"/># gives graphical features to look for files that can be <text:s text:c="33"/><text:tab/> <text:s text:c="2"/><text:tab/><text:tab/><text:tab/><text:tab/><text:tab/>upgraded , better than apt to list and manage installed <text:s/><text:tab/><text:tab/><text:tab/><text:tab/><text:tab/><text:tab/><text:tab/>packages</text:p>
      <text:p text:style-name="P11"/>
      <text:p text:style-name="P10">sudo snap install –classic code <text:s text:c="15"/># VS code will be installed so fast , snap is like playstore for <text:tab/><text:tab/><text:tab/><text:tab/><text:tab/><text:tab/><text:tab/>linux where many linux software and packages are found.</text:p>
      <text:p text:style-name="P10"/>
      <text:p text:style-name="P13"/>
      <text:p text:style-name="P13">Git clone in <text:span text:style-name="T11">note </text:span>copy <text:span text:style-name="T11">too :</text:span></text:p>
      <text:p text:style-name="P13"/>
      <text:p text:style-name="P18">Now here someone had made turbolist3r to find information of domain related data for any website using python . And put it in the git hub in public , putting readme file and requirements .<text:span text:style-name="T15">txt file </text:span>for the files to run so that other user can also use that ready made python hacking <text:span text:style-name="T15">script </text:span>to find data related sub domain.</text:p>
      <text:p text:style-name="P18"><text:span text:style-name="T15">Here I have </text:span><text:s text:c="2"/><text:span text:style-name="T15">located it to downloads , so that <text:s/>I can download it in downloads file</text:span></text:p>
      <text:p text:style-name="P17"/>
      <text:p text:style-name="P17"/>
      <text:p text:style-name="P13">kali_37@kali-37:~/Downloads$ <text:span text:style-name="T12">git clone https://github.com/fleetcaptain/Turbolist3r <text:s text:c="2"/></text:span><text:span text:style-name="T13"># clonening git <text:tab/></text:span><text:span text:style-name="T14"><text:tab/><text:tab/><text:tab/><text:tab/><text:tab/><text:tab/><text:tab/><text:tab/><text:tab/></text:span><text:span text:style-name="T13">to downlad every data from github<text:tab/></text:span><text:span text:style-name="T14"><text:tab/><text:tab/><text:tab/><text:tab/><text:tab/><text:tab/><text:tab/><text:tab/> <text:s text:c="11"/></text:span><text:span text:style-name="T13"><text:s/>account </text:span></text:p>
      <text:p text:style-name="P13">Cloning into 'Turbolist3r'...</text:p>
      <text:p text:style-name="P13">remote: Enumerating objects: 472, done.</text:p>
      <text:p text:style-name="P13">remote: Counting objects: 100% (4/4), done.</text:p>
      <text:p text:style-name="P13">remote: Compressing objects: 100% (4/4), done.</text:p>
      <text:p text:style-name="P13">remote: Total 472 (delta 0), reused 1 (delta 0), pack-reused 468</text:p>
      <text:p text:style-name="P13">Receiving objects: 100% (472/472), 1.17 MiB | 1.19 MiB/s, done.</text:p>
      <text:p text:style-name="P13">Resolving deltas: 100% (263/263), done.</text:p>
      <text:p text:style-name="P13"/>
      <text:p text:style-name="P13">kali_37@kali-37:~/Downloads$ cd Turbolist3r <text:s/><text:span text:style-name="T15"># exploring it further</text:span></text:p>
      <text:p text:style-name="P13"/>
      <text:p text:style-name="P13">kali_37@kali-37:~/Downloads/Turbolist3r$ ls <text:s text:c="3"/><text:span text:style-name="T15"># looking what it consist of ,</text:span></text:p>
      <text:p text:style-name="P13">LICENSE <text:s/>README.md <text:s/>requirements.txt <text:s/>subbrute <text:s/>turbolist3r.py</text:p>
      <text:p text:style-name="P19"/>
      <text:p text:style-name="P19"># Here </text:p>
      <text:p text:style-name="P19">the github account holder of turbolist3 have given us <text:span text:style-name="T7">README.md <text:s/>requirements.txt <text:s/></text:span>to read what is all about and requirements.txt consisting of <text:tab/>what we do need to run turbolist3r</text:p>
      <text:p text:style-name="P19"/>
      <text:p text:style-name="P19"><text:soft-page-break/>kali_37@kali-37:~/Downloads/Turbolist3r$ pip3 install -r requirements.txt</text:p>
      <text:p text:style-name="P19"># this command directly download and install requirements required for python extensions and packages need by reading requirements .txt by own and pip 3 there is python package installer for python version :&gt;3 and for &lt;3 simply pip only is used.</text:p>
      <text:p text:style-name="P19"/>
      <text:p text:style-name="P19">Collecting dnslib</text:p>
      <text:p text:style-name="P19"><text:s text:c="2"/>Downloading dnslib-0.9.16-py3-none-any.whl (55 kB)</text:p>
      <text:p text:style-name="P19"><text:s text:c="5"/>|████████████████████████████████| 55 kB 761 kB/s </text:p>
      <text:p text:style-name="P19">Collecting argparse</text:p>
      <text:p text:style-name="P19"><text:s text:c="2"/>Downloading argparse-1.4.0-py2.py3-none-any.whl (23 kB)</text:p>
      <text:p text:style-name="P19">Requirement already satisfied: requests in /usr/lib/python3/dist-packages (from -r requirements.txt (line 3)) (2.22.0)</text:p>
      <text:p text:style-name="P19">Installing collected packages: dnslib, argparse</text:p>
      <text:p text:style-name="P19">Successfully installed argparse-1.4.0 dnslib-0.9.16</text:p>
      <text:p text:style-name="P19">kali_37@kali-37:~/Downloads/Turbolist3r$ cat README.md</text:p>
      <text:p text:style-name="P19">## Turbolist3r</text:p>
      <text:p text:style-name="P13"/>
      <text:p text:style-name="P13"/>
      <text:p text:style-name="P20">Now, as we have downladed requirements running the domain finder for particular site</text:p>
      <text:p text:style-name="P20"/>
      <text:p text:style-name="P20"/>
      <text:p text:style-name="P13">kali_37@kali-37:~/Downloads/Turbolist3r$ <text:span text:style-name="T16">python3 turbolist3r.py -d sainikawasiyamahavidhalaya.edu.np</text:span></text:p>
      <text:p text:style-name="P20"># The command search for possible domain for website sainikawasiyamahavidhalaya …</text:p>
      <text:p text:style-name="P20"># we can use <text:span text:style-name="T18">python3 turbolist3.py -h</text:span> for help related information too. </text:p>
      <text:p text:style-name="P20"/>
      <text:p text:style-name="P20"/>
      <text:p text:style-name="P13"><text:s text:c="11"/>_____ <text:s text:c="11"/>_ <text:s text:c="10"/>_ _ <text:s text:c="4"/>_ <text:s text:c="2"/>_____</text:p>
      <text:p text:style-name="P13"><text:s text:c="10"/>|_ <text:s text:c="2"/>_|_ <text:s text:c="2"/>_ _ __| |__ <text:s/>____ | (_)___| |_|___ / _ __</text:p>
      <text:p text:style-name="P13"><text:s text:c="12"/>| | | | | | `__| <text:s/>_ \/ <text:s text:c="3"/>\| | / __| __| |_ \| '__|</text:p>
      <text:p text:style-name="P13"><text:s text:c="12"/>| | | \_| | | <text:s/>| |_) | () || | \__ \ |_ ___) | |</text:p>
      <text:p text:style-name="P13"><text:s text:c="12"/>|_| <text:s/>\____|_| <text:s/>|_.__/\____/|_|_|___/\__|____/|_|</text:p>
      <text:p text:style-name="P13"/>
      <text:p text:style-name="P13"><text:s text:c="10"/># Based on Sublist3r by Ahmed Aboul-Ela - @aboul3la</text:p>
      <text:p text:style-name="P13"><text:s text:c="10"/># Forked by Carl Pearson - github.com/fleetcaptain</text:p>
      <text:p text:style-name="P13"><text:s text:c="4"/></text:p>
      <text:p text:style-name="P13">[-] Enumerating subdomains now for sainikawasiyamahavidhalaya.edu.np</text:p>
      <text:p text:style-name="P13">[-] Searching now in Baidu..</text:p>
      <text:p text:style-name="P13">[-] Searching now in Yahoo..</text:p>
      <text:p text:style-name="P13">[-] Searching now in Google..</text:p>
      <text:p text:style-name="P13">[-] Searching now in Bing..</text:p>
      <text:p text:style-name="P13">[-] Searching now in Ask..</text:p>
      <text:p text:style-name="P13">[-] Searching now in Netcraft..</text:p>
      <text:p text:style-name="P13">[-] Searching now in DNSdumpster..</text:p>
      <text:p text:style-name="P13">[-] Searching now in Virustotal..</text:p>
      <text:p text:style-name="P13">[-] Searching now in ThreatCrowd..</text:p>
      <text:p text:style-name="P13">[-] Searching now in SSL Certificates..</text:p>
      <text:p text:style-name="P13">[-] Searching now in PassiveDNS..</text:p>
      <text:p text:style-name="P13">kali_37@kali-37:~/Downloads/Turbolist3r$ </text:p>
      <text:p text:style-name="P13"><text:soft-page-break/></text:p>
      <text:p text:style-name="P20">This is how we use other people work in our system formly .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9:44:08.274189682</meta:creation-date>
    <dc:date>2021-11-27T23:17:13.514925937</dc:date>
    <meta:editing-duration>PT28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112" meta:word-count="1170" meta:character-count="7703" meta:non-whitespace-character-count="6108"/>
  </office:meta>
</office:document-meta>
</file>